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8000000641C4079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053cm" svg:height="3.526cm" svg:x="6.973cm" svg:y="13.086cm">
            <draw:image xlink:href="Pictures/10000201000000C8000000641C4079B2.png" xlink:type="simple" xlink:show="embed" xlink:actuate="onLoad">
              <text:p/>
            </draw:image>
          </draw:frame>
          <draw:custom-shape draw:style-name="gr2" draw:text-style-name="P1" draw:layer="layout" svg:width="1.3cm" svg:height="0.3cm" svg:x="11.1cm" svg:y="14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9-26T17:07:40</dc:date>
    <dc:creator>Marcelo Vasconcelos</dc:creator>
    <meta:document-statistic meta:object-count="3"/>
    <meta:generator>LibreOffice/3.4$Linux LibreOffice_project/340m1$Build-402</meta:generator>
  </office:meta>
</office:document-meta>
</file>